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center" style:justify-single-word="false" fo:text-indent="0.4cm" style:auto-text-indent="false" fo:background-color="transparent"/>
      <style:text-properties fo:font-size="16pt" fo:font-weight="bold" officeooo:rsid="001e5485" officeooo:paragraph-rsid="001e5485" style:font-size-asian="14pt" style:font-weight-asian="bold" style:font-size-complex="16pt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4pt" fo:font-weight="bold" officeooo:rsid="001e5485" officeooo:paragraph-rsid="001e5485" style:font-size-asian="12.25pt" style:font-weight-asian="bold" style:font-size-complex="14pt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3pt" fo:font-weight="bold" officeooo:rsid="001e5485" officeooo:paragraph-rsid="001e5485" style:font-size-asian="11.3500003814697pt" style:font-weight-asian="bold" style:font-size-complex="13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3pt" fo:font-weight="normal" officeooo:rsid="001e5485" officeooo:paragraph-rsid="001e5485" style:font-size-asian="11.3500003814697pt" style:font-weight-asian="normal" style:font-size-complex="13pt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4pt" fo:font-weight="normal" officeooo:rsid="001e5485" officeooo:paragraph-rsid="001e5485" style:font-size-asian="12.25pt" style:font-weight-asian="normal" style:font-size-complex="14pt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3pt" fo:font-weight="normal" officeooo:rsid="001e5485" officeooo:paragraph-rsid="001e5485" style:font-size-asian="11.3500003814697pt" style:font-weight-asian="normal" style:font-size-complex="13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0.4cm" style:auto-text-indent="false" fo:background-color="transparent"/>
      <style:text-properties fo:font-size="13pt" fo:font-weight="normal" officeooo:rsid="001e55a1" officeooo:paragraph-rsid="001e55a1" style:font-size-asian="11.3500003814697pt" style:font-weight-asian="normal" style:font-size-complex="13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text-align="center" style:justify-single-word="false" fo:text-indent="0.4cm" style:auto-text-indent="false" fo:background-color="transparent"/>
      <style:text-properties fo:font-size="10pt" fo:font-weight="normal" officeooo:rsid="001e5485" officeooo:paragraph-rsid="001e5485" style:font-size-asian="8.75pt" style:font-weight-asian="normal" style:font-size-complex="10pt" style:font-weight-complex="normal"/>
    </style:style>
    <style:style style:name="P9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.4cm" style:auto-text-indent="false" style:page-number="auto" fo:background-color="transparent"/>
      <style:text-properties fo:font-size="16pt" fo:font-weight="bold" officeooo:rsid="001e5485" officeooo:paragraph-rsid="001e5485" style:font-size-asian="14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55a1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Erros e Exceções</text:p>
      <text:p text:style-name="P8"><text:a xlink:type="simple" xlink:href="https://www.hackerrank.com/challenges/js10-throw/topics/javascript-errors" text:style-name="Internet_20_link" text:visited-style-name="Visited_20_Internet_20_Link">https://www.hackerrank.com/challenges/js10-throw/topics/javascript-errors</text:a></text:p>
      <text:p text:style-name="P1"/>
      <text:p text:style-name="P2">Try:</text:p>
      <text:p text:style-name="P2"/>
      <text:p text:style-name="P4">try {</text:p>
      <text:p text:style-name="P4"><text:tab/>// Comandos que executam até haver um Erro</text:p>
      <text:p text:style-name="P4">} catch (erro) {</text:p>
      <text:p text:style-name="P4"><text:tab/>console.log(erro.message)</text:p>
      <text:p text:style-name="P4">} finally {</text:p>
      <text:p text:style-name="P4"><text:tab/>// Comandos que executam sempre</text:p>
      <text:p text:style-name="P4">}</text:p>
      <text:p text:style-name="P4"/>
      <text:p text:style-name="P4"/>
      <text:p text:style-name="P2">Throw:</text:p>
      <text:p text:style-name="P5"/>
      <text:p text:style-name="P4">throw ‘Exception Text’</text:p>
      <text:p text:style-name="P4">throw false</text:p>
      <text:p text:style-name="P4">throw -1</text:p>
      <text:p text:style-name="P4"/>
      <text:p text:style-name="P3"><text:span text:style-name="T1">O throw cria uma Exceção no código, </text:span><text:span text:style-name="T2">onde o valor a seguir a throw é a Exceção em si</text:span></text:p>
      <text:p text:style-name="P4"/>
      <text:p text:style-name="P7">throw new Error(var) → Cria uma Exceção onde exceção.message é a v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Meu_20_estilo_20_1" style:display-name="Meu estilo 1" style:family="paragraph" style:parent-style-name="Standard">
      <loext:graphic-properties draw:fill="none" draw:fill-color="#729fcf"/>
      <style:paragraph-properties fo:margin-left="0cm" fo:margin-right="0cm" fo:text-indent="0.199cm" style:auto-text-indent="false" fo:background-color="transparent"/>
      <style:text-properties officeooo:rsid="001b242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58cm" fo:margin-right="1.04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6T13:28:11.556000000</meta:creation-date>
    <meta:generator>LibreOffice/6.0.7.3$Windows_X86_64 LibreOffice_project/dc89aa7a9eabfd848af146d5086077aeed2ae4a5</meta:generator>
    <meta:editing-duration>PT7H13M57S</meta:editing-duration>
    <meta:editing-cycles>4</meta:editing-cycles>
    <dc:title>Modelo 1</dc:title>
    <dc:date>2020-10-11T20:13:04.611000000</dc:date>
    <meta:document-statistic meta:table-count="0" meta:image-count="0" meta:object-count="0" meta:page-count="1" meta:paragraph-count="16" meta:word-count="68" meta:character-count="425" meta:non-whitespace-character-count="370"/>
    <meta:template xlink:type="simple" xlink:actuate="onRequest" xlink:title="Modelo 1" xlink:href="../../../../../../AppData/Roaming/LibreOffice/4/user/template/Modelo%201.ott" meta:date="2020-08-06T13:28:11.364000000"/>
  </office:meta>
</office:document-meta>
</file>